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4.09cm" fo:min-width="4.09cm" fo:padding-top="0.254cm" fo:padding-bottom="0.254cm" fo:padding-left="0.254cm" fo:padding-right="0.254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4.634cm" fo:min-width="18.723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808080" draw:textarea-vertical-align="middle" draw:auto-grow-height="false" draw:fit-to-size="false" style:shrink-to-fit="false" fo:min-height="3.375cm" fo:min-width="7.483cm" fo:padding-top="0.254cm" fo:padding-bottom="0.254cm" fo:padding-left="0.254cm" fo:padding-right="0.254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.59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.57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2.075cm" fo:min-width="0.50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2.79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.67cm" fo:min-width="2.01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.637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color="#000000" loext:opacity="100%"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808080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4pt" fo:letter-spacing="normal" style:rfc-language-tag="es-419" fo:language="es" fo:font-style="normal" style:text-underline-style="none" fo:font-weight="normal" fo:background-color="transparent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0pt" fo:letter-spacing="normal" style:rfc-language-tag="es-419" fo:language="es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Lato" fo:font-size="10pt" fo:letter-spacing="normal" style:rfc-language-tag="es-419" fo:language="es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letter-spacing="normal" style:rfc-language-tag="es-419" fo:language="es" fo:font-style="normal" style:text-underline-style="none" fo:font-weight="normal" fo:background-color="transparent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Lato" fo:font-size="14pt" fo:letter-spacing="normal" style:rfc-language-tag="es-419" fo:language="es" fo:font-style="normal" style:text-underline-style="none" fo:font-weight="normal" fo:background-color="transparent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Lato" fo:font-size="12pt" fo:letter-spacing="normal" style:rfc-language-tag="es-419" fo:language="es" fo:font-style="normal" style:text-underline-style="none" fo:font-weight="normal" fo:background-color="transparent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letter-spacing="normal" style:rfc-language-tag="es-419" fo:language="es" fo:font-style="normal" style:text-underline-style="none" fo:font-weight="normal" fo:background-color="transparent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g>
          <draw:custom-shape draw:name="Google Shape;143;p14" draw:style-name="gr1" draw:text-style-name="P1" draw:layer="layout" svg:width="6.502cm" svg:height="6.502cm" svg:x="9cm" svg:y="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4;p14" draw:style-name="gr1" draw:text-style-name="P1" draw:layer="layout" svg:width="6.502cm" svg:height="6.502cm" svg:x="12.813cm" svg:y="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5;p14" draw:style-name="gr1" draw:text-style-name="P1" draw:layer="layout" svg:width="6.502cm" svg:height="6.502cm" svg:x="11.279cm" svg:y="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6;p14" draw:style-name="gr2" draw:text-style-name="P3" draw:layer="layout" svg:width="4.103cm" svg:height="1.101cm" draw:transform="rotate (0.785223630472249) translate (9.288cm 6.202cm)">
            <text:p text:style-name="P2"><text:span text:style-name="T1">Programació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7;p14" draw:style-name="gr3" draw:text-style-name="P5" draw:layer="layout" svg:width="3.648cm" svg:height="2.283cm" draw:transform="rotate (-0.714712328691678) translate (16.395cm 3.416cm)">
            <text:p text:style-name="P4"><text:span text:style-name="T1">Matematica <text:s/>y Estadisti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8;p14" draw:style-name="gr4" draw:text-style-name="P5" draw:layer="layout" svg:width="5.57cm" svg:height="1.691cm" draw:transform="rotate (-0.000349065850398201) translate (11.745cm 9.976cm)">
            <text:p text:style-name="P4"><text:span text:style-name="T1">Experiencia Sustanci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9;p14" draw:style-name="gr5" draw:text-style-name="P5" draw:layer="layout" svg:width="3.01cm" svg:height="1.355cm" draw:transform="rotate (-0.000349065850398201) translate (12.711cm 4.738cm)">
            <text:p text:style-name="P4"><text:span text:style-name="T2">Aprendizaje Automatizad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0;p14" draw:style-name="gr6" draw:text-style-name="P5" draw:layer="layout" svg:width="2.959cm" svg:height="1.355cm" draw:transform="rotate (-0.000349065850398201) translate (14.822cm 7.773cm)">
            <text:p text:style-name="P4"><text:span text:style-name="T2">Investigación Tradicion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1;p14" draw:style-name="gr7" draw:text-style-name="P5" draw:layer="layout" svg:width="1.085cm" svg:height="0.932cm" svg:x="11.98cm" svg:y="7.987cm">
            <text:p text:style-name="P4"><text:span text:style-name="T3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2;p14" draw:style-name="gr8" draw:text-style-name="P5" draw:layer="layout" svg:width="2.218cm" svg:height="1.902cm" draw:transform="rotate (-0.000349065850398201) translate (13.149cm 6.45cm)">
            <text:p text:style-name="P4"><text:span text:style-name="T4">Ciencia de 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g>
          <draw:custom-shape draw:name="Google Shape;157;p15" draw:style-name="gr10" draw:text-style-name="P7" draw:layer="layout" svg:width="19.787cm" svg:height="5.698cm" svg:x="3.677cm" svg:y="4cm">
            <text:p/>
  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height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*29289/100000"/>
              <draw:equation draw:name="f9" draw:formula="?f5 *29289/100000"/>
              <draw:equation draw:name="f10" draw:formula="?f8 +0-?f9 "/>
              <draw:equation draw:name="f11" draw:formula="if(?f10 ,?f8 ,?f9 )"/>
              <draw:equation draw:name="f12" draw:formula="logwidth+0-?f11 "/>
              <draw:equation draw:name="f13" draw:formula="logheight+0-?f11 "/>
              <draw:equation draw:name="f14" draw:formula="logwidth"/>
              <draw:equation draw:name="f15" draw:formula="logheight/2"/>
              <draw:equation draw:name="f16" draw:formula="logwidth/2"/>
              <draw:equation draw:name="f17" draw:formula="logheight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3 0" draw:handle-range-x-maximum="50000" draw:handle-range-x-minimum="0"/>
              <draw:handle draw:handle-position="?f6 0" draw:handle-range-x-maximum="50000" draw:handle-range-x-minimum="0"/>
            </draw:enhanced-geometry>
          </draw:custom-shape>
          <draw:custom-shape draw:name="Google Shape;158;p15" draw:style-name="gr11" draw:text-style-name="P8" draw:layer="layout" svg:width="8.411cm" svg:height="4.303cm" svg:x="10.752cm" svg:y="4.48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61;p15" draw:style-name="gr12" draw:text-style-name="P3" draw:layer="layout" svg:width="2.692cm" svg:height="1.101cm" svg:x="3.677cm" svg:y="6.085cm">
            <text:p text:style-name="P2"><text:span text:style-name="T1">Import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2;p15" draw:style-name="gr13" draw:text-style-name="P3" draw:layer="layout" svg:width="2.692cm" svg:height="1.101cm" svg:x="7.442cm" svg:y="6.085cm">
            <text:p text:style-name="P2"><text:span text:style-name="T5">Orden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3;p15" draw:style-name="gr14" draw:text-style-name="P3" draw:layer="layout" svg:width="3.794cm" svg:height="1.101cm" svg:x="11.206cm" svg:y="6.085cm">
            <text:p text:style-name="P2"><text:span text:style-name="T5">Transform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4;p15" draw:style-name="gr15" draw:text-style-name="P3" draw:layer="layout" svg:width="3.232cm" svg:height="1.101cm" svg:x="15.268cm" svg:y="4.521cm">
            <text:p text:style-name="P2"><text:span text:style-name="T5">Visualiz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5;p15" draw:style-name="gr16" draw:text-style-name="P3" draw:layer="layout" svg:width="2.546cm" svg:height="1.101cm" svg:x="15.454cm" svg:y="7.561cm">
            <text:p text:style-name="P2"><text:span text:style-name="T5">Model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6;p15" draw:style-name="gr17" draw:text-style-name="P3" draw:layer="layout" svg:width="3.198cm" svg:height="1.101cm" svg:x="20.302cm" svg:y="6.101cm">
            <text:p text:style-name="P2"><text:span text:style-name="T5">Comunic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7;p15" draw:style-name="gr18" draw:text-style-name="P9" draw:layer="layout" svg:width="1.091cm" svg:height="0.012cm" draw:transform="rotate (-3.14159265358979) translate (7.44cm 6.65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68;p15" draw:style-name="gr19" draw:text-style-name="P9" draw:layer="layout" svg:width="1.071cm" svg:height="0.001cm" svg:x="10.134cm" svg:y="6.6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9;p15" draw:style-name="gr20" draw:text-style-name="P9" draw:layer="layout" svg:width="1.007cm" svg:height="2.324cm" draw:transform="rotate (1.5707963267949) translate (12.943cm 6.085cm)">
            <text:p/>
            <draw:enhanced-geometry draw:mirror-horizontal="false" draw:mirror-vertical="false" draw:text-areas="0 0 ?f0 ?f1" svg:viewBox="0 0 0 0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  <draw:custom-shape draw:name="Google Shape;170;p15" draw:style-name="gr21" draw:text-style-name="P9" draw:layer="layout" svg:width="0.186cm" svg:height="3.039cm" svg:x="17.896cm" svg:y="5.077cm">
            <text:p/>
            <draw:enhanced-geometry draw:mirror-horizontal="true" draw:mirror-vertical="false" draw:text-areas="0 0 ?f5 ?f6" svg:viewBox="0 0 0 0" draw:type="ooxml-curvedConnector3" draw:modifiers="-400112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Google Shape;171;p15" draw:style-name="gr22" draw:text-style-name="P9" draw:layer="layout" svg:width="2.511cm" svg:height="0.919cm" draw:transform="rotate (-3.14159265358979) translate (15.454cm 8.116cm)">
            <text:p/>
            <draw:enhanced-geometry draw:mirror-horizontal="false" draw:mirror-vertical="false" draw:text-areas="0 0 ?f0 ?f1" svg:viewBox="0 0 0 0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  <draw:custom-shape draw:name="Google Shape;172;p15" draw:style-name="gr23" draw:text-style-name="P9" draw:layer="layout" svg:width="1.137cm" svg:height="0.017cm" svg:x="19.164cm" svg:y="6.6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3;p15" draw:style-name="gr24" draw:text-style-name="P3" draw:layer="layout" svg:width="2.748cm" svg:height="1.016cm" svg:x="10.752cm" svg:y="8.791cm">
            <text:p text:style-name="P2"><text:span text:style-name="T6">Explor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4;p15" draw:style-name="gr25" draw:text-style-name="P11" draw:layer="layout" svg:width="2.823cm" svg:height="1.016cm" svg:x="3.677cm" svg:y="9.699cm">
            <text:p text:style-name="P10"><text:span text:style-name="T7">Proyect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rian Peña-Calero</meta:initial-creator>
    <meta:creation-date>2021-11-27T10:01:03.689370105</meta:creation-date>
    <dc:date>2021-11-27T10:23:34.431122104</dc:date>
    <dc:creator>Brian Peña-Calero</dc:creator>
    <meta:editing-duration>PT2M19S</meta:editing-duration>
    <meta:editing-cycles>1</meta:editing-cycles>
    <meta:document-statistic meta:object-count="53"/>
    <meta:generator>LibreOffice/7.2.2.2$Linux_X86_64 LibreOffice_project/20$Build-2</meta:generator>
  </office:meta>
</office:document-meta>
</file>